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top" draw:auto-grow-height="false" fo:padding-top="0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3cm" fo:min-width="12.2cm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top="0cm" fo:margin-bottom="0.203cm" fo:text-align="start">
        <style:tab-stops>
          <style:tab-stop style:position="12.214cm" style:type="right"/>
        </style:tab-stops>
      </style:paragraph-properties>
    </style:style>
    <style:style style:name="P2" style:family="paragraph">
      <style:paragraph-properties fo:margin-top="0cm" fo:margin-bottom="0.203cm" fo:text-align="start">
        <style:tab-stops>
          <style:tab-stop style:position="12.214cm" style:type="right"/>
        </style:tab-stops>
      </style:paragraph-properties>
      <style:text-properties fo:font-size="12pt" style:font-size-asian="12pt" style:font-size-complex="12pt"/>
    </style:style>
    <style:style style:name="P3" style:family="paragraph">
      <style:paragraph-properties fo:margin-top="0.254cm" fo:margin-bottom="0cm"/>
    </style:style>
    <style:style style:name="P4" style:family="paragraph">
      <style:paragraph-properties fo:margin-top="0.254cm" fo:margin-bottom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699cm" svg:height="18.687cm" svg:x="0.635cm" svg:y="1.528cm">
          <text:p text:style-name="P1"><text:span text:style-name="T1">Robot crossed west to east over west border:</text:span></text:p>
          <text:p text:style-name="P1"><text:span text:style-name="T1"><text:s text:c="2"/></text:span><text:span text:style-name="T1">(use rightmost)</text:span><text:span text:style-name="T1"><text:tab/></text:span><text:span text:style-name="T1">None <text:s text:c="2"/>DK Blue <text:s text:c="2"/>DK Green <text:s text:c="2"/>Purple <text:s text:c="2"/>Red</text:span></text:p>
          <text:p text:style-name="P1"><text:span text:style-name="T1">West tan building not damaged?</text:span><text:span text:style-name="T1"><text:tab/></text:span><text:span text:style-name="T1">Yes <text:s text:c="2"/>No</text:span></text:p>
          <text:p text:style-name="P1"><text:span text:style-name="T1">East tan building damaged?</text:span><text:span text:style-name="T1"><text:tab/></text:span><text:span text:style-name="T1">Yes <text:s text:c="2"/>No</text:span></text:p>
          <text:p text:style-name="P1"><text:span text:style-name="T1">Tan buildings only ever touched by rolling frame?</text:span><text:span text:style-name="T1"><text:tab/></text:span><text:span text:style-name="T1">Yes <text:s text:c="2"/>No</text:span></text:p>
          <text:p text:style-name="P1"><text:span text:style-name="T1">No gray building units in LT green region?</text:span><text:span text:style-name="T1"><text:tab/></text:span><text:span text:style-name="T1">Yes <text:s text:c="2"/>No</text:span></text:p>
          <text:p text:style-name="P1"><text:span text:style-name="T1"># segments in pink region building:</text:span><text:span text:style-name="T1"><text:tab/></text:span><text:span text:style-name="T1">_____</text:span></text:p>
          <text:p text:style-name="P1"><text:span text:style-name="T1">Building only uses building segments?</text:span><text:span text:style-name="T1"><text:tab/></text:span><text:span text:style-name="T1">Yes <text:s text:c="2"/>No</text:span></text:p>
          <text:p text:style-name="P1"><text:span text:style-name="T1">House locked in high position?</text:span><text:span text:style-name="T1"><text:tab/></text:span><text:span text:style-name="T1">Yes <text:s text:c="2"/>No</text:span></text:p>
          <text:p text:style-name="P1"><text:span text:style-name="T1">Evacuation sign upright and no contact?</text:span><text:span text:style-name="T1"><text:tab/></text:span><text:span text:style-name="T1">Yes <text:s text:c="2"/>No</text:span></text:p>
          <text:p text:style-name="P1"><text:span text:style-name="T1">Tree branch closer to mat than cables?</text:span><text:span text:style-name="T1"><text:tab/></text:span><text:span text:style-name="T1">Yes <text:s text:c="2"/>No</text:span></text:p>
          <text:p text:style-name="P1"><text:span text:style-name="T1">Tree and cables upright and touching mat?</text:span><text:span text:style-name="T1"><text:tab/></text:span><text:span text:style-name="T1">Yes <text:s text:c="2"/>No</text:span></text:p>
          <text:p text:style-name="P1"><text:span text:style-name="T1">Three waves touching mat?</text:span><text:span text:style-name="T1"><text:tab/></text:span><text:span text:style-name="T1">Yes <text:s text:c="2"/>No</text:span></text:p>
          <text:p text:style-name="P1"><text:span text:style-name="T1">Supply truck touching mat in yellow?</text:span><text:span text:style-name="T1"><text:tab/></text:span><text:span text:style-name="T1">Yes <text:s text:c="2"/>No</text:span></text:p>
          <text:p text:style-name="P1"><text:span text:style-name="T1">Cargo plane in:</text:span><text:span text:style-name="T1"><text:tab/></text:span><text:span text:style-name="T1">Yellow <text:s text:c="2"/>LT Blue+Yellow <text:s text:c="2"/>Neither</text:span></text:p>
          <text:p text:style-name="P1"><text:span text:style-name="T1">Ambulance in yellow and wheels touch mat?</text:span><text:span text:style-name="T1"><text:tab/></text:span><text:span text:style-name="T1">Yes <text:s text:c="2"/>No</text:span></text:p>
          <text:p text:style-name="P1"><text:span text:style-name="T1">Nothing touching runway except waves/plane?</text:span><text:span text:style-name="T1"><text:tab/></text:span><text:span text:style-name="T1">Yes <text:s text:c="2"/>No</text:span></text:p>
          <text:p text:style-name="P1"><text:span text:style-name="T1">Pointer colors reached:</text:span><text:span text:style-name="T1"><text:tab/></text:span><text:span text:style-name="T1">_____</text:span></text:p>
          <text:p text:style-name="P1"><text:span text:style-name="T1">People with water:</text:span><text:span text:style-name="T1"><text:tab/></text:span><text:span text:style-name="T1">0 <text:s text:c="2"/>1 <text:s text:c="2"/>2 <text:s text:c="2"/>3</text:span></text:p>
          <text:p text:style-name="P1"><text:span text:style-name="T1">Most people together in a colored region:</text:span><text:span text:style-name="T1"><text:tab/></text:span><text:span text:style-name="T1">0 <text:s text:c="2"/>1 <text:s text:c="2"/>2 <text:s text:c="2"/>3</text:span></text:p>
          <text:p text:style-name="P1"><text:span text:style-name="T1">Pets with at least 1 person:</text:span><text:span text:style-name="T1"><text:tab/></text:span><text:span text:style-name="T1">0 <text:s text:c="2"/>1 <text:s text:c="2"/>2</text:span></text:p>
          <text:p text:style-name="P1"><text:span text:style-name="T1">People in yellow region:</text:span><text:span text:style-name="T1"><text:tab/></text:span><text:span text:style-name="T1">0 <text:s text:c="2"/>1 <text:s text:c="2"/>2 <text:s text:c="2"/>3</text:span></text:p>
          <text:p text:style-name="P1"><text:span text:style-name="T1">Supplies in yellow:</text:span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People in red region:</text:span><text:span text:style-name="T1"><text:tab/></text:span><text:span text:style-name="T1">0 <text:s text:c="2"/>1 <text:s text:c="2"/>2 <text:s text:c="2"/>3</text:span></text:p>
          <text:p text:style-name="P1"><text:span text:style-name="T1">Supplies in red:</text:span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Robot in red region?</text:span><text:span text:style-name="T1"><text:tab/></text:span><text:span text:style-name="T1">Yes <text:s text:c="2"/>No</text:span></text:p>
          <text:p text:style-name="P1"><text:span text:style-name="T1">Debris outside LT blue region:</text:span><text:span text:style-name="T1"><text:tab/></text:span><text:span text:style-name="T1">0 <text:s text:c="2"/>1 <text:s text:c="2"/>2 <text:s text:c="2"/>3 <text:s text:c="2"/>4</text:span></text:p>
          <text:p text:style-name="P1"><text:span text:style-name="T1">Debris in LT blue region:</text:span><text:span text:style-name="T1"><text:tab/></text:span><text:span text:style-name="T1">0 <text:s text:c="2"/>1 <text:s text:c="2"/>2 <text:s text:c="2"/>3 <text:s text:c="2"/>4</text:span></text:p>
          <text:p text:style-name="P1"><text:span text:style-name="T1">Number of junk pieces:</text:span><text:span text:style-name="T1"><text:tab/></text:span><text:span text:style-name="T1">_____ Small <text:s text:c="4"/>_____ Lar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2.715cm" svg:height="0.806cm" svg:x="0.635cm" svg:y="0.635cm">
          <draw:text-box>
            <text:p text:style-name="P3"><text:span text:style-name="T2">Team: _________ <text:s/>Initials: _________ <text:s/>Ref: _________</text:span></text:p>
          </draw:text-box>
        </draw:frame>
        <draw:line draw:style-name="gr3" draw:text-style-name="P5" draw:layer="layout" svg:x1="0.635cm" svg:y1="1.42cm" svg:x2="13.335cm" svg:y2="1.42cm">
          <text:p/>
        </draw:line>
        <draw:line draw:style-name="gr3" draw:text-style-name="P5" draw:layer="layout" svg:x1="0.635cm" svg:y1="2.777cm" svg:x2="13.335cm" svg:y2="2.777cm">
          <text:p/>
        </draw:line>
        <draw:line draw:style-name="gr3" draw:text-style-name="P5" draw:layer="layout" svg:x1="0.635cm" svg:y1="4.777cm" svg:x2="13.335cm" svg:y2="4.777cm">
          <text:p/>
        </draw:line>
        <draw:line draw:style-name="gr3" draw:text-style-name="P5" draw:layer="layout" svg:x1="0.635cm" svg:y1="6.845cm" svg:x2="13.335cm" svg:y2="6.845cm">
          <text:p/>
        </draw:line>
        <draw:line draw:style-name="gr3" draw:text-style-name="P5" draw:layer="layout" svg:x1="0.635cm" svg:y1="5.444cm" svg:x2="13.335cm" svg:y2="5.444cm">
          <text:p/>
        </draw:line>
        <draw:line draw:style-name="gr3" draw:text-style-name="P5" draw:layer="layout" svg:x1="0.635cm" svg:y1="7.534cm" svg:x2="13.335cm" svg:y2="7.534cm">
          <text:p/>
        </draw:line>
        <draw:line draw:style-name="gr3" draw:text-style-name="P5" draw:layer="layout" svg:x1="0.635cm" svg:y1="8.179cm" svg:x2="13.335cm" svg:y2="8.179cm">
          <text:p/>
        </draw:line>
        <draw:line draw:style-name="gr3" draw:text-style-name="P5" draw:layer="layout" svg:x1="0.635cm" svg:y1="9.513cm" svg:x2="13.335cm" svg:y2="9.513cm">
          <text:p/>
        </draw:line>
        <draw:line draw:style-name="gr3" draw:text-style-name="P5" draw:layer="layout" svg:x1="0.635cm" svg:y1="10.225cm" svg:x2="13.335cm" svg:y2="10.225cm">
          <text:p/>
        </draw:line>
        <draw:line draw:style-name="gr3" draw:text-style-name="P5" draw:layer="layout" svg:x1="0.635cm" svg:y1="10.891cm" svg:x2="13.335cm" svg:y2="10.891cm">
          <text:p/>
        </draw:line>
        <draw:line draw:style-name="gr3" draw:text-style-name="P5" draw:layer="layout" svg:x1="0.635cm" svg:y1="11.603cm" svg:x2="13.335cm" svg:y2="11.603cm">
          <text:p/>
        </draw:line>
        <draw:line draw:style-name="gr3" draw:text-style-name="P5" draw:layer="layout" svg:x1="0.635cm" svg:y1="12.293cm" svg:x2="13.335cm" svg:y2="12.293cm">
          <text:p/>
        </draw:line>
        <draw:line draw:style-name="gr3" draw:text-style-name="P5" draw:layer="layout" svg:x1="0.635cm" svg:y1="12.914cm" svg:x2="13.335cm" svg:y2="12.914cm">
          <text:p/>
        </draw:line>
        <draw:line draw:style-name="gr3" draw:text-style-name="P5" draw:layer="layout" svg:x1="0.635cm" svg:y1="13.56cm" svg:x2="13.335cm" svg:y2="13.56cm">
          <text:p/>
        </draw:line>
        <draw:line draw:style-name="gr3" draw:text-style-name="P5" draw:layer="layout" svg:x1="0.635cm" svg:y1="18.339cm" svg:x2="13.335cm" svg:y2="18.339cm">
          <text:p/>
        </draw:line>
        <draw:line draw:style-name="gr3" draw:text-style-name="P5" draw:layer="layout" svg:x1="0.635cm" svg:y1="19.006cm" svg:x2="13.335cm" svg:y2="19.006cm">
          <text:p/>
        </draw:line>
        <draw:custom-shape draw:style-name="gr1" draw:text-style-name="P2" draw:layer="layout" svg:width="12.699cm" svg:height="18.687cm" svg:x="14.59cm" svg:y="1.528cm">
          <text:p text:style-name="P1"><text:span text:style-name="T1">Robot crossed west to east over west border:</text:span></text:p>
          <text:p text:style-name="P1"><text:span text:style-name="T1"><text:s text:c="2"/></text:span><text:span text:style-name="T1">(use rightmost)</text:span><text:span text:style-name="T1"><text:tab/></text:span><text:span text:style-name="T1">None <text:s text:c="2"/>DK Blue <text:s text:c="2"/>DK Green <text:s text:c="2"/>Purple <text:s text:c="2"/>Red</text:span></text:p>
          <text:p text:style-name="P1"><text:span text:style-name="T1">West tan building not damaged?</text:span><text:span text:style-name="T1"><text:tab/></text:span><text:span text:style-name="T1">Yes <text:s text:c="2"/>No</text:span></text:p>
          <text:p text:style-name="P1"><text:span text:style-name="T1">East tan building damaged?</text:span><text:span text:style-name="T1"><text:tab/></text:span><text:span text:style-name="T1">Yes <text:s text:c="2"/>No</text:span></text:p>
          <text:p text:style-name="P1"><text:span text:style-name="T1">Tan buildings only ever touched by rolling frame?</text:span><text:span text:style-name="T1"><text:tab/></text:span><text:span text:style-name="T1">Yes <text:s text:c="2"/>No</text:span></text:p>
          <text:p text:style-name="P1"><text:span text:style-name="T1">No gray building units in LT green region?</text:span><text:span text:style-name="T1"><text:tab/></text:span><text:span text:style-name="T1">Yes <text:s text:c="2"/>No</text:span></text:p>
          <text:p text:style-name="P1"><text:span text:style-name="T1"># segments in pink region building:</text:span><text:span text:style-name="T1"><text:tab/></text:span><text:span text:style-name="T1">_____</text:span></text:p>
          <text:p text:style-name="P1"><text:span text:style-name="T1">Building only uses building segments?</text:span><text:span text:style-name="T1"><text:tab/></text:span><text:span text:style-name="T1">Yes <text:s text:c="2"/>No</text:span></text:p>
          <text:p text:style-name="P1"><text:span text:style-name="T1">House locked in high position?</text:span><text:span text:style-name="T1"><text:tab/></text:span><text:span text:style-name="T1">Yes <text:s text:c="2"/>No</text:span></text:p>
          <text:p text:style-name="P1"><text:span text:style-name="T1">Evacuation sign upright and no contact?</text:span><text:span text:style-name="T1"><text:tab/></text:span><text:span text:style-name="T1">Yes <text:s text:c="2"/>No</text:span></text:p>
          <text:p text:style-name="P1"><text:span text:style-name="T1">Tree branch closer to mat than cables?</text:span><text:span text:style-name="T1"><text:tab/></text:span><text:span text:style-name="T1">Yes <text:s text:c="2"/>No</text:span></text:p>
          <text:p text:style-name="P1"><text:span text:style-name="T1">Tree and cables upright and touching mat?</text:span><text:span text:style-name="T1"><text:tab/></text:span><text:span text:style-name="T1">Yes <text:s text:c="2"/>No</text:span></text:p>
          <text:p text:style-name="P1"><text:span text:style-name="T1">Three waves touching mat?</text:span><text:span text:style-name="T1"><text:tab/></text:span><text:span text:style-name="T1">Yes <text:s text:c="2"/>No</text:span></text:p>
          <text:p text:style-name="P1"><text:span text:style-name="T1">Supply truck touching mat in yellow?</text:span><text:span text:style-name="T1"><text:tab/></text:span><text:span text:style-name="T1">Yes <text:s text:c="2"/>No</text:span></text:p>
          <text:p text:style-name="P1"><text:span text:style-name="T1">Cargo plane in:</text:span><text:span text:style-name="T1"><text:tab/></text:span><text:span text:style-name="T1">Yellow <text:s text:c="2"/>LT Blue+Yellow <text:s text:c="2"/>Neither</text:span></text:p>
          <text:p text:style-name="P1"><text:span text:style-name="T1">Ambulance in yellow and wheels touch mat?</text:span><text:span text:style-name="T1"><text:tab/></text:span><text:span text:style-name="T1">Yes <text:s text:c="2"/>No</text:span></text:p>
          <text:p text:style-name="P1"><text:span text:style-name="T1">Nothing touching runway except waves/plane?</text:span><text:span text:style-name="T1"><text:tab/></text:span><text:span text:style-name="T1">Yes <text:s text:c="2"/>No</text:span></text:p>
          <text:p text:style-name="P1"><text:span text:style-name="T1">Pointer colors reached:</text:span><text:span text:style-name="T1"><text:tab/></text:span><text:span text:style-name="T1">_____</text:span></text:p>
          <text:p text:style-name="P1"><text:span text:style-name="T1">People with water:</text:span><text:span text:style-name="T1"><text:tab/></text:span><text:span text:style-name="T1">0 <text:s text:c="2"/>1 <text:s text:c="2"/>2 <text:s text:c="2"/>3</text:span></text:p>
          <text:p text:style-name="P1"><text:span text:style-name="T1">Most people together in a colored region:</text:span><text:span text:style-name="T1"><text:tab/></text:span><text:span text:style-name="T1">0 <text:s text:c="2"/>1 <text:s text:c="2"/>2 <text:s text:c="2"/>3</text:span></text:p>
          <text:p text:style-name="P1"><text:span text:style-name="T1">Pets with at least 1 person:</text:span><text:span text:style-name="T1"><text:tab/></text:span><text:span text:style-name="T1">0 <text:s text:c="2"/>1 <text:s text:c="2"/>2</text:span></text:p>
          <text:p text:style-name="P1"><text:span text:style-name="T1">People in yellow region:</text:span><text:span text:style-name="T1"><text:tab/></text:span><text:span text:style-name="T1">0 <text:s text:c="2"/>1 <text:s text:c="2"/>2 <text:s text:c="2"/>3</text:span></text:p>
          <text:p text:style-name="P1"><text:span text:style-name="T1">Supplies in yellow:</text:span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People in red region:</text:span><text:span text:style-name="T1"><text:tab/></text:span><text:span text:style-name="T1">0 <text:s text:c="2"/>1 <text:s text:c="2"/>2 <text:s text:c="2"/>3</text:span></text:p>
          <text:p text:style-name="P1"><text:span text:style-name="T1">Supplies in red:</text:span><text:span text:style-name="T1"><text:tab/></text:span><text:span text:style-name="T1">0 <text:s text:c="2"/>1 <text:s text:c="2"/>2 <text:s text:c="2"/>3 <text:s text:c="2"/>4 <text:s text:c="2"/>5 <text:s text:c="2"/>6 <text:s text:c="2"/>7 <text:s text:c="2"/>8 <text:s text:c="2"/>9 <text:s text:c="2"/>10 <text:s text:c="2"/>11 <text:s text:c="2"/>12</text:span></text:p>
          <text:p text:style-name="P1"><text:span text:style-name="T1">Robot in red region?</text:span><text:span text:style-name="T1"><text:tab/></text:span><text:span text:style-name="T1">Yes <text:s text:c="2"/>No</text:span></text:p>
          <text:p text:style-name="P1"><text:span text:style-name="T1">Debris outside LT blue region:</text:span><text:span text:style-name="T1"><text:tab/></text:span><text:span text:style-name="T1">0 <text:s text:c="2"/>1 <text:s text:c="2"/>2 <text:s text:c="2"/>3 <text:s text:c="2"/>4</text:span></text:p>
          <text:p text:style-name="P1"><text:span text:style-name="T1">Debris in LT blue region:</text:span><text:span text:style-name="T1"><text:tab/></text:span><text:span text:style-name="T1">0 <text:s text:c="2"/>1 <text:s text:c="2"/>2 <text:s text:c="2"/>3 <text:s text:c="2"/>4</text:span></text:p>
          <text:p text:style-name="P1"><text:span text:style-name="T1">Number of junk pieces:</text:span><text:span text:style-name="T1"><text:tab/></text:span><text:span text:style-name="T1">_____ Small <text:s text:c="4"/>_____ Lar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12.715cm" svg:height="0.806cm" svg:x="14.59cm" svg:y="0.635cm">
          <draw:text-box>
            <text:p text:style-name="P3"><text:span text:style-name="T2">Team: _________ <text:s/>Initials: _________ <text:s/>Ref: _________</text:span></text:p>
          </draw:text-box>
        </draw:frame>
        <draw:line draw:style-name="gr3" draw:text-style-name="P5" draw:layer="layout" svg:x1="14.59cm" svg:y1="1.42cm" svg:x2="27.29cm" svg:y2="1.42cm">
          <text:p/>
        </draw:line>
        <draw:line draw:style-name="gr3" draw:text-style-name="P5" draw:layer="layout" svg:x1="14.59cm" svg:y1="2.777cm" svg:x2="27.29cm" svg:y2="2.777cm">
          <text:p/>
        </draw:line>
        <draw:line draw:style-name="gr3" draw:text-style-name="P5" draw:layer="layout" svg:x1="14.59cm" svg:y1="4.777cm" svg:x2="27.29cm" svg:y2="4.777cm">
          <text:p/>
        </draw:line>
        <draw:line draw:style-name="gr3" draw:text-style-name="P5" draw:layer="layout" svg:x1="14.59cm" svg:y1="6.845cm" svg:x2="27.29cm" svg:y2="6.845cm">
          <text:p/>
        </draw:line>
        <draw:line draw:style-name="gr3" draw:text-style-name="P5" draw:layer="layout" svg:x1="14.59cm" svg:y1="5.444cm" svg:x2="27.29cm" svg:y2="5.444cm">
          <text:p/>
        </draw:line>
        <draw:line draw:style-name="gr3" draw:text-style-name="P5" draw:layer="layout" svg:x1="14.59cm" svg:y1="7.534cm" svg:x2="27.29cm" svg:y2="7.534cm">
          <text:p/>
        </draw:line>
        <draw:line draw:style-name="gr3" draw:text-style-name="P5" draw:layer="layout" svg:x1="14.59cm" svg:y1="8.179cm" svg:x2="27.29cm" svg:y2="8.179cm">
          <text:p/>
        </draw:line>
        <draw:line draw:style-name="gr3" draw:text-style-name="P5" draw:layer="layout" svg:x1="14.59cm" svg:y1="9.513cm" svg:x2="27.29cm" svg:y2="9.513cm">
          <text:p/>
        </draw:line>
        <draw:line draw:style-name="gr3" draw:text-style-name="P5" draw:layer="layout" svg:x1="14.59cm" svg:y1="10.225cm" svg:x2="27.29cm" svg:y2="10.225cm">
          <text:p/>
        </draw:line>
        <draw:line draw:style-name="gr3" draw:text-style-name="P5" draw:layer="layout" svg:x1="14.59cm" svg:y1="10.891cm" svg:x2="27.29cm" svg:y2="10.891cm">
          <text:p/>
        </draw:line>
        <draw:line draw:style-name="gr3" draw:text-style-name="P5" draw:layer="layout" svg:x1="14.59cm" svg:y1="11.603cm" svg:x2="27.29cm" svg:y2="11.603cm">
          <text:p/>
        </draw:line>
        <draw:line draw:style-name="gr3" draw:text-style-name="P5" draw:layer="layout" svg:x1="14.59cm" svg:y1="12.293cm" svg:x2="27.29cm" svg:y2="12.293cm">
          <text:p/>
        </draw:line>
        <draw:line draw:style-name="gr3" draw:text-style-name="P5" draw:layer="layout" svg:x1="14.59cm" svg:y1="12.914cm" svg:x2="27.29cm" svg:y2="12.914cm">
          <text:p/>
        </draw:line>
        <draw:line draw:style-name="gr3" draw:text-style-name="P5" draw:layer="layout" svg:x1="14.59cm" svg:y1="13.56cm" svg:x2="27.29cm" svg:y2="13.56cm">
          <text:p/>
        </draw:line>
        <draw:line draw:style-name="gr3" draw:text-style-name="P5" draw:layer="layout" svg:x1="14.59cm" svg:y1="18.339cm" svg:x2="27.29cm" svg:y2="18.339cm">
          <text:p/>
        </draw:line>
        <draw:line draw:style-name="gr3" draw:text-style-name="P5" draw:layer="layout" svg:x1="14.59cm" svg:y1="19.006cm" svg:x2="27.29cm" svg:y2="19.006cm">
          <text:p/>
        </draw:line>
        <draw:line draw:style-name="gr3" draw:text-style-name="P5" draw:layer="layout" svg:x1="0.636cm" svg:y1="20.347cm" svg:x2="13.336cm" svg:y2="20.347cm">
          <text:p/>
        </draw:line>
        <draw:line draw:style-name="gr3" draw:text-style-name="P5" draw:layer="layout" svg:x1="14.591cm" svg:y1="20.347cm" svg:x2="27.291cm" svg:y2="20.34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10-22T21:44:24.91</meta:creation-date>
    <meta:editing-duration>PT7H17M33S</meta:editing-duration>
    <meta:editing-cycles>39</meta:editing-cycles>
    <meta:generator>OpenOffice/4.0.1$Win32 OpenOffice.org_project/401m5$Build-9714</meta:generator>
    <dc:date>2013-11-10T19:17:15.31</dc:date>
    <meta:document-statistic meta:object-count="38"/>
  </office:meta>
</office:document-meta>
</file>